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0.957cm" svg:height="1.46cm" draw:transform="rotate (-0.386066830541146) translate (4.8833266321704cm 0.380241976327004cm)" svg:viewBox="0 0 958 1461" svg:d="M957 231c-14 217-426 1087-545 1208-118 121-449-286-409-418 40-133 295-779 310-940s658-67 644 150z">
          <text:p/>
        </draw:path>
        <draw:path draw:style-name="gr3" draw:text-style-name="P1" draw:layer="layout" svg:width="0.903cm" svg:height="0.66cm" draw:transform="skewX (0.00122173047639597) rotate (-2.15652882376419) translate (5.9408736382088cm 0.567195492645706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0.835cm" svg:height="0.55cm" draw:transform="skewX (0.00139626340159551) rotate (-2.15705242253979) translate (5.1534725199636cm 1.341024110951cm)" svg:viewBox="0 0 836 551" svg:d="M434 549c171-16 339-143 390-251 50-108-64-201-193-254-131-52-269-66-432 3s-262 183-153 322c109 138 218 195 388 180z">
          <text:p/>
        </draw:path>
        <draw:path draw:style-name="gr2" draw:text-style-name="P1" draw:layer="layout" svg:width="0.957cm" svg:height="1.46cm" draw:transform="rotate (-0.386066830541146) translate (6.2093266321704cm 0.271241976326997cm)" svg:viewBox="0 0 958 1461" svg:d="M957 231c-14 217-426 1087-545 1208-118 121-449-286-409-418 40-133 295-779 310-940s658-67 644 150z">
          <text:p/>
        </draw:path>
        <draw:path draw:style-name="gr3" draw:text-style-name="P1" draw:layer="layout" svg:width="0.903cm" svg:height="0.66cm" draw:transform="skewX (0.00122173047639606) rotate (-2.15652882376419) translate (7.2668736382088cm 0.458195492645697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0.835cm" svg:height="0.55cm" draw:transform="skewX (0.00139626340159545) rotate (-2.15705242253979) translate (6.4794725199636cm 1.2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00:34.278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